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4e65" officeooo:paragraph-rsid="001a4e6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9fc1" officeooo:paragraph-rsid="001cfc5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da94" officeooo:paragraph-rsid="001eda9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da94" officeooo:paragraph-rsid="002734a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35093" officeooo:paragraph-rsid="0023509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35093" officeooo:paragraph-rsid="0024cdd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6270b" officeooo:paragraph-rsid="0026270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610506" fo:font-weight="bold" officeooo:rsid="001eda94" officeooo:paragraph-rsid="001eda94" style:font-weight-asian="bold" style:font-weight-complex="bold"/>
    </style:style>
    <style:style style:name="T1" style:family="text">
      <style:text-properties officeooo:rsid="001a4e65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24pt" style:text-underline-style="solid" style:text-underline-width="auto" style:text-underline-color="font-color" officeooo:rsid="002a9f7f" style:font-size-asian="24pt" style:font-size-complex="2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18233"/>
    </style:style>
    <style:style style:name="T7" style:family="text">
      <style:text-properties style:text-underline-style="solid" style:text-underline-width="auto" style:text-underline-color="font-color" officeooo:rsid="001a4e65"/>
    </style:style>
    <style:style style:name="T8" style:family="text">
      <style:text-properties style:text-underline-style="solid" style:text-underline-width="auto" style:text-underline-color="font-color" officeooo:rsid="001cfc51"/>
    </style:style>
    <style:style style:name="T9" style:family="text">
      <style:text-properties style:text-underline-style="solid" style:text-underline-width="auto" style:text-underline-color="font-color" officeooo:rsid="0024cdd7"/>
    </style:style>
    <style:style style:name="T10" style:family="text">
      <style:text-properties style:text-underline-style="solid" style:text-underline-width="auto" style:text-underline-color="font-color" officeooo:rsid="002a9f7f"/>
    </style:style>
    <style:style style:name="T11" style:family="text">
      <style:text-properties fo:color="#610506"/>
    </style:style>
    <style:style style:name="T12" style:family="text">
      <style:text-properties fo:color="#610506" officeooo:rsid="00218233"/>
    </style:style>
    <style:style style:name="T13" style:family="text">
      <style:text-properties officeooo:rsid="001b9fc1"/>
    </style:style>
    <style:style style:name="T14" style:family="text">
      <style:text-properties officeooo:rsid="001cfc51"/>
    </style:style>
    <style:style style:name="T15" style:family="text">
      <style:text-properties officeooo:rsid="001eda94"/>
    </style:style>
    <style:style style:name="T16" style:family="text">
      <style:text-properties officeooo:rsid="00218233"/>
    </style:style>
    <style:style style:name="T17" style:family="text">
      <style:text-properties officeooo:rsid="00235093"/>
    </style:style>
    <style:style style:name="T18" style:family="text">
      <style:text-properties officeooo:rsid="0024cdd7"/>
    </style:style>
    <style:style style:name="T19" style:family="text">
      <style:text-properties officeooo:rsid="002734ac"/>
    </style:style>
    <style:style style:name="T20" style:family="text">
      <style:text-properties officeooo:rsid="002a9f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Welcome to the “Read Me” Web-Page</text:span><text:span text:style-name="T2"><text:line-break/></text:span><text:span text:style-name="T3">for Brown-County, Texas, </text:span><text:span text:style-name="T4">USA</text:span><text:span text:style-name="T2">.</text:span><text:line-break/><text:line-break/>We are glad to be communicating with you; <text:line-break/>&amp; we do hope that we can establish a working-relationship with you, <text:line-break/>in our<text:span text:style-name="T5"> mutual-efforts to restore Accountable &amp; Responsive Government <text:line-break/>at our Local City, County, State, &amp; National levels</text:span>. <text:s/><text:line-break/><text:line-break/><text:span text:style-name="T5">The best introduction</text:span> to this over-all project is available through the web-link here:<text:line-break/><text:span text:style-name="T11">https://ConstitutionalGov.us/SupremeCourtOfLaw/Treason-USA/3-TreasonRemedy-BuildingSelfGoverningCommonlawCommunities-V4.pdf</text:span></text:p>
      <text:p text:style-name="P1"/>
      <text:p text:style-name="P1"><text:span text:style-name="T13">Please at least make a sincere attempt to Read &amp; Comprehend <text:line-break/>the propositions being presented in the Above Web-Linked Document<text:line-break/>before you contact your Local Community Organizers with questions or comments.</text:span><text:line-break/><text:line-break/><text:span text:style-name="T5">The larger Reason Why</text:span> most of us believe that <text:line-break/><text:span text:style-name="T5">this effort is Extremely Important</text:span><text:line-break/>is explained in an accompanying web-page <text:span text:style-name="T13">&amp; document</text:span>, here:<text:line-break/><text:span text:style-name="T11">https://ConstitutionalGov.us/SupremeCourtOfLaw/Treason-USA/1-TreasonComplaint-ConstrctiveNotice-AllOfficers&amp;Agents-V1.5.pdf</text:span></text:p>
      <text:p text:style-name="P1"/>
      <text:p text:style-name="P2">A very rough-draft of an incomplete document which generally out-lines <text:line-break/>the <text:span text:style-name="T5">Powerful Legal Tools </text:span><text:span text:style-name="T8">of a Commercial Nature</text:span><text:span text:style-name="T14">,<text:line-break/>&amp; which are </text:span>Lawfully Available to the Elected Leaders of <text:line-break/>our new <text:span text:style-name="T14">&amp; Responsibly </text:span>Self-Governing Local Communities, </text:p>
      <text:p text:style-name="P2"><text:span text:style-name="T14">&amp; </text:span><text:span text:style-name="T8">through </text:span><text:span text:style-name="T5">which </text:span><text:span text:style-name="T8">we intend to promptly start producing “Economic Prosperity</text:span><text:span text:style-name="T14">”<text:line-break/>for All Socially-Responsible Members of these Local Communities,</text:span></text:p>
      <text:p text:style-name="P2">is described in the web-link here:<text:line-break/><text:span text:style-name="T11">https://ConstitutionalGov.us/SupremeCourtOfLaw/Treason-USA/5-EconomicPolicy&amp;Incentives-ForBuilding-CommonLawCommunities-TreasonRemedySupplement-V1.2.pdf</text:span><text:line-break/><text:line-break/><text:span text:style-name="T8">A</text:span><text:span text:style-name="T5">ll of the above linked documents </text:span><text:span text:style-name="T8">are available under </text:span><text:span text:style-name="T5">the general director</text:span><text:span text:style-name="T8">y </text:span><text:span text:style-name="T5">here</text:span>:<text:line-break/><text:span text:style-name="T11">https://</text:span><text:span text:style-name="T12">C</text:span><text:span text:style-name="T11">onstitutional</text:span><text:span text:style-name="T12">G</text:span><text:span text:style-name="T11">ov.us/SupremeCourtOfLaw/Treason-USA/</text:span><text:line-break/></text:p>
      <text:p text:style-name="P2"><text:span text:style-name="T14">We expect soon to get the “Economic Prosperity” document updated to<text:line-break/>a more respectable presentation;</text:span> <text:span text:style-name="T14">&amp; all of these documents, along with <text:line-break/></text:span>their supportive citations documents, &amp; <text:span text:style-name="T15">all </text:span>newly updated versions of a<text:span text:style-name="T15">ll </text:span>of these documents,<text:line-break/><text:span text:style-name="T15">should be </text:span>soon <text:span text:style-name="T15">available under the last general web-linked directory above.</text:span> </text:p>
      <text:p text:style-name="P2"/>
      <text:p text:style-name="P3">Once you have at least made a sincere effort at reading &amp; comprehending<text:line-break/>the first web-linked document above, &amp; if you are now sufficiently confident in this effort<text:line-break/>to commit reasonable amounts of your precious time &amp; energy resources <text:line-break/>to this powerful local community building &amp; empowerment project; then,</text:p>
      <text:p text:style-name="P3">please go directly to the main web-page directory, here:<text:line-break/><text:span text:style-name="T11">https://</text:span><text:span text:style-name="T12">C</text:span><text:span text:style-name="T11">onstitutional</text:span><text:span text:style-name="T12">G</text:span><text:span text:style-name="T11">ov.us/Organizing-Townships&amp;Precincts/OathOfOfficeForms/</text:span><text:line-break/></text:p>
      <text:p text:style-name="P3"><text:soft-page-break/><text:span text:style-name="T16">Here-under; </text:span><text:span text:style-name="T6">the first, most basic, &amp; entry-level document</text:span><text:span text:style-name="T16"> which you will need to <text:line-break/>read, comprehend, fill-out, &amp; sign; is our “</text:span><text:span text:style-name="T6">Oath of Office for Qualified Elector</text:span><text:span text:style-name="T16">”;<text:line-break/>which is available, here:<text:line-break/></text:span><text:span text:style-name="T12">https://ConstitutionalGov.us/Organizing-Townships&amp;Precincts/OathOfOfficeForms/OathOfOffice1-QualifiedElectors-V4.pdf </text:span><text:line-break/><text:line-break/><text:span text:style-name="T16">As you can see under the parent directory, this document is also available in a form which<text:line-break/>can be easily edited, in order to make minor changes which might be more comfortable with<text:line-break/>your own religious, spiritual, or philosophical preferences; &amp; which <text:line-break/>the other Electors in your Township Community will find both Reasonable &amp; Acceptable. </text:span></text:p>
      <text:p text:style-name="P3"/>
      <text:p text:style-name="P5">If you might be of an even more courageous spirit, &amp; sufficiently aware of <text:line-break/>the evils described in the second above-linked “Notice of Treason” document,<text:line-break/>so that the well-informed Qualified Electors in your Township Community <text:line-break/>can reasonably feel confident that you will not cower at the first <text:span text:style-name="T20">potential </text:span>f<text:span text:style-name="T20">or</text:span> danger;<text:line-break/>then, you might next consider signing also <text:span text:style-name="T5">the second of the three above-linked documents</text:span>,<text:line-break/>which is our “<text:span text:style-name="T5">Oath of Office for Town Constable</text:span>”, which is<text:line-break/>our <text:span text:style-name="T5">ground-floor &amp; entry-level “Peace Officer” document</text:span>; &amp; which is available here: </text:p>
      <text:p text:style-name="P8">https://<text:span text:style-name="T17">C</text:span>onstitutional<text:span text:style-name="T17">G</text:span>ov.us/Organizing-Townships&amp;Precincts/OathOfOfficeForms/OathOfOffice2-TownConstable-V5.pdf</text:p>
      <text:p text:style-name="P3"/>
      <text:p text:style-name="P6">If you might be of an even more courageous spirit, &amp; sufficiently aware of <text:line-break/>the evils described in the second above-linked “Notice of Treason” document,<text:line-break/>&amp; sufficiently intelligent to comprehend the essential-elements of American Constitutional <text:line-break/>“Due Process of Law”, aka Texas &amp; Oregon Constitutional “Due Course of Law”;<text:line-break/><text:span text:style-name="T18">&amp; there-under to </text:span><text:span text:style-name="T9">provide the Town Constables of your Precinct with a Reasonable Feeling of Confidence that You can Defend Their Legitimate Use of </text:span><text:span text:style-name="T10">Lawful </text:span><text:span text:style-name="T9">Force in ‘Keeping the Peace</text:span><text:span text:style-name="T18">’; </text:span><text:s/><text:line-break/>then, you might next consider signing also <text:span text:style-name="T5">the </text:span><text:span text:style-name="T9">third &amp; most powerful </text:span><text:span text:style-name="T5">of <text:line-break/>the three above-linked documents</text:span>, which is <text:span text:style-name="T5">our “Oath of Office for </text:span><text:span text:style-name="T9">Justice of the Peace</text:span>”;<text:line-break/><text:span text:style-name="T18">&amp; </text:span>which, <text:span text:style-name="T18">so long as you Scrupulously Conform with Constitutional Due-Process-of-Law, <text:line-break/>will give you Legitimate Authority to take your Hundred-Man/Posse-Comitatus Army, <text:line-break/>Any-Where, &amp; Arrest Any-One, Absolutely. <text:s text:c="2"/>That </text:span>document is <text:span text:style-name="T18">similarly </text:span>available, here: </text:p>
      <text:p text:style-name="P8">https://<text:span text:style-name="T18">C</text:span>onstitutional<text:span text:style-name="T18">G</text:span>ov.us/Organizing-Townships&amp;Precincts/OathOfOfficeForms/OathOfOffice3-JoP<text:span text:style-name="T18">&amp;</text:span>PrecinctCaptain-V3.pdf</text:p>
      <text:p text:style-name="P3"/>
      <text:p text:style-name="P3">We do comprehend that you might first want to communicate with some of <text:line-break/>the flesh &amp; b<text:span text:style-name="T16">l</text:span>ood people involved in this local community building effort; <text:line-break/>&amp; here-under, we provide the following:</text:p>
      <text:p text:style-name="P3"/>
      <text:p text:style-name="P4"><text:s/><text:span text:style-name="T1">Your Local Central-Texas Super-County Community-Organizing Leader, is: </text:span><text:span text:style-name="T7">Charles Stewart</text:span><text:span text:style-name="T1">; <text:line-break/>who may be reached at: </text:span><text:span text:style-name="T7">Charles@ConstitutionalGov.us</text:span><text:span text:style-name="T1"> , or at: </text:span><text:span text:style-name="T7">325-232-0241</text:span><text:span text:style-name="T1"> ;<text:line-break/>&amp; who receives signature pages in mail, at: 1117 North Neches Street, in Coleman Texas [76834]. <text:line-break/><text:line-break/>Your even more Local Brown-County Temporary Leader, is: </text:span><text:span text:style-name="T7">David Walker</text:span><text:span text:style-name="T1">;<text:line-break/>who can be reached at: </text:span><text:span text:style-name="T7">JinjaTheNinja@protonmail.ch</text:span><text:span text:style-name="T1"> <text:s text:c="2"/></text:span></text:p>
      <text:p text:style-name="P1"/>
      <text:p text:style-name="P7">Only a copy of the completed &amp; signed ‘signature-page’ is really needed for <text:line-break/>the above two-page documents; &amp; these may <text:span text:style-name="T19">also </text:span>be scanned &amp; emailed to Charles <text:span text:style-name="T19">or David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5:58:31.558496640</meta:creation-date>
    <dc:date>2020-04-29T20:22:42.821020488</dc:date>
    <meta:editing-duration>PT29M4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723" meta:character-count="5532" meta:non-whitespace-character-count="4777"/>
  </office:meta>
</office:document-meta>
</file>